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✅ <text:span text:style-name="Strong_20_Emphasis">1. Log File Cleaner (with backup)</text:span></text:h>
      <text:p text:style-name="Text_20_body"><text:span text:style-name="Strong_20_Emphasis">What you’ll learn:</text:span> file reading/writing, working with directories, automation logic.</text:p>
      <text:h text:style-name="Heading_20_3" text:outline-level="3"><text:span text:style-name="Strong_20_Emphasis">Task</text:span></text:h>
      <text:list text:style-name="L1">
        <text:list-item>
          <text:p text:style-name="P1">A script that:</text:p>
          <text:list>
            <text:list-item>
              <text:p text:style-name="P1">Creates a <text:span text:style-name="Source_20_Text">/backup_logs</text:span> folder if it doesn't exist.</text:p>
            </text:list-item>
            <text:list-item>
              <text:p text:style-name="P1">Copies all <text:span text:style-name="Source_20_Text">.log</text:span> files into the backup folder.</text:p>
            </text:list-item>
            <text:list-item>
              <text:p text:style-name="P1">Deletes original <text:span text:style-name="Source_20_Text">.log</text:span> files older than X days.</text:p>
            </text:list-item>
          </text:list>
        </text:list-item>
      </text:list>
      <text:h text:style-name="Heading_20_3" text:outline-level="3"><text:span text:style-name="Strong_20_Emphasis">Skills</text:span></text:h>
      <text:list text:style-name="L2">
        <text:list-item>
          <text:p text:style-name="P2"><text:span text:style-name="Source_20_Text">os</text:span>, <text:span text:style-name="Source_20_Text">shutil</text:span>, <text:span text:style-name="Source_20_Text">datetime</text:span></text:p>
        </text:list-item>
        <text:list-item>
          <text:p text:style-name="P2">File metadata (mtime)</text:p>
        </text:list-item>
        <text:list-item>
          <text:p text:style-name="P2">Basic automation flow</text:p>
        </text:list-item>
      </text:list>
      <text:p text:style-name="Horizontal_20_Line"/>
      <text:h text:style-name="Heading_20_1" text:outline-level="1">✅ <text:span text:style-name="Strong_20_Emphasis">2. Directory Size Analyzer</text:span></text:h>
      <text:p text:style-name="Text_20_body"><text:span text:style-name="Strong_20_Emphasis">What you’ll learn:</text:span> walking through files, calculating disk usage.</text:p>
      <text:h text:style-name="Heading_20_3" text:outline-level="3"><text:span text:style-name="Strong_20_Emphasis">Task</text:span></text:h>
      <text:p text:style-name="Text_20_body">Write a script to:</text:p>
      <text:list text:style-name="L3">
        <text:list-item>
          <text:p text:style-name="P3">Scan a directory.</text:p>
        </text:list-item>
        <text:list-item>
          <text:p text:style-name="P3">List all subfolders with their size (MB/GB).</text:p>
        </text:list-item>
        <text:list-item>
          <text:p text:style-name="P3">Show the <text:span text:style-name="Strong_20_Emphasis">top 5 largest</text:span> folders/files.</text:p>
        </text:list-item>
      </text:list>
      <text:h text:style-name="Heading_20_3" text:outline-level="3"><text:span text:style-name="Strong_20_Emphasis">Skills</text:span></text:h>
      <text:list text:style-name="L4">
        <text:list-item>
          <text:p text:style-name="P4"><text:span text:style-name="Source_20_Text">os.walk()</text:span></text:p>
        </text:list-item>
        <text:list-item>
          <text:p text:style-name="P4">sorting data</text:p>
        </text:list-item>
        <text:list-item>
          <text:p text:style-name="P4">printing clean reports</text:p>
        </text:list-item>
      </text:list>
      <text:p text:style-name="Horizontal_20_Line"/>
      <text:h text:style-name="Heading_20_1" text:outline-level="1">✅ <text:span text:style-name="Strong_20_Emphasis">3. File Organizer (auto-sorter)</text:span></text:h>
      <text:p text:style-name="Text_20_body"><text:span text:style-name="Strong_20_Emphasis">What you’ll learn:</text:span> moving files, pattern matching, automation.</text:p>
      <text:h text:style-name="Heading_20_3" text:outline-level="3"><text:soft-page-break/><text:span text:style-name="Strong_20_Emphasis">Task</text:span></text:h>
      <text:list text:style-name="L5">
        <text:list-item>
          <text:p text:style-name="P5">A script that watches a folder (like Downloads).</text:p>
        </text:list-item>
        <text:list-item>
          <text:p text:style-name="P5">Moves files into categorized subfolders:</text:p>
          <text:list>
            <text:list-item>
              <text:p text:style-name="P5">Images → <text:span text:style-name="Source_20_Text">/images</text:span></text:p>
            </text:list-item>
            <text:list-item>
              <text:p text:style-name="P5">PDFs → <text:span text:style-name="Source_20_Text">/pdfs</text:span></text:p>
            </text:list-item>
            <text:list-item>
              <text:p text:style-name="P5">Code → <text:span text:style-name="Source_20_Text">/scripts</text:span></text:p>
            </text:list-item>
            <text:list-item>
              <text:p text:style-name="P5">Docs → <text:span text:style-name="Source_20_Text">/docs</text:span></text:p>
            </text:list-item>
          </text:list>
        </text:list-item>
      </text:list>
      <text:h text:style-name="Heading_20_3" text:outline-level="3"><text:span text:style-name="Strong_20_Emphasis">Skills</text:span></text:h>
      <text:list text:style-name="L6">
        <text:list-item>
          <text:p text:style-name="P6"><text:span text:style-name="Source_20_Text">os</text:span>, <text:span text:style-name="Source_20_Text">shutil</text:span></text:p>
        </text:list-item>
        <text:list-item>
          <text:p text:style-name="P6">File extensions</text:p>
        </text:list-item>
        <text:list-item>
          <text:p text:style-name="P6">Folder creation</text:p>
        </text:list-item>
        <text:list-item>
          <text:p text:style-name="P6">Automation use case similar to CI/CD artifact sorting</text:p>
        </text:list-item>
      </text:list>
      <text:p text:style-name="Horizontal_20_Line"/>
      <text:h text:style-name="Heading_20_1" text:outline-level="1">✅ <text:span text:style-name="Strong_20_Emphasis">4. Configuration File Editor (INI/JSON/YAML)</text:span></text:h>
      <text:p text:style-name="Text_20_body"><text:span text:style-name="Strong_20_Emphasis">What you’ll learn:</text:span> real DevOps config manipulation.</text:p>
      <text:h text:style-name="Heading_20_3" text:outline-level="3"><text:span text:style-name="Strong_20_Emphasis">Task</text:span></text:h>
      <text:list text:style-name="L7">
        <text:list-item>
          <text:p text:style-name="P7">Read a config file (<text:span text:style-name="Source_20_Text">config.json</text:span> or <text:span text:style-name="Source_20_Text">.yaml</text:span>).</text:p>
        </text:list-item>
        <text:list-item>
          <text:p text:style-name="P7">Change/update one parameter.</text:p>
        </text:list-item>
        <text:list-item>
          <text:p text:style-name="P7">Save it back safely.</text:p>
        </text:list-item>
      </text:list>
      <text:p text:style-name="Text_20_body">Example: update <text:span text:style-name="Source_20_Text">"debug": false</text:span> → <text:span text:style-name="Source_20_Text">true</text:span>.</text:p>
      <text:h text:style-name="Heading_20_3" text:outline-level="3"><text:span text:style-name="Strong_20_Emphasis">Skills</text:span></text:h>
      <text:list text:style-name="L8">
        <text:list-item>
          <text:p text:style-name="P8">working with JSON/YAML</text:p>
        </text:list-item>
        <text:list-item>
          <text:p text:style-name="P8">config automation (very common in DevOps)</text:p>
        </text:list-item>
        <text:list-item>
          <text:p text:style-name="P8">safe file writes</text:p>
        </text:list-item>
      </text:list>
      <text:p text:style-name="Horizontal_20_Line"/>
      <text:h text:style-name="Heading_20_1" text:outline-level="1">✅ <text:span text:style-name="Strong_20_Emphasis">5. Simple Local Backup Script</text:span></text:h>
      <text:p text:style-name="Text_20_body"><text:span text:style-name="Strong_20_Emphasis">What you’ll learn:</text:span> backup automation, timestamping.</text:p>
      <text:h text:style-name="Heading_20_3" text:outline-level="3"><text:soft-page-break/><text:span text:style-name="Strong_20_Emphasis">Task</text:span></text:h>
      <text:list text:style-name="L9">
        <text:list-item>
          <text:p text:style-name="P9">Take a source directory.</text:p>
        </text:list-item>
        <text:list-item>
          <text:p text:style-name="P9">Create a timestamped zip file.<text:line-break/>Example: <text:span text:style-name="Source_20_Text">backup_2025-12-04_12-30.zip</text:span></text:p>
        </text:list-item>
        <text:list-item>
          <text:p text:style-name="P9">Save it inside <text:span text:style-name="Source_20_Text">/backups</text:span>.</text:p>
        </text:list-item>
      </text:list>
      <text:h text:style-name="Heading_20_3" text:outline-level="3"><text:span text:style-name="Strong_20_Emphasis">Skills</text:span></text:h>
      <text:list text:style-name="L10">
        <text:list-item>
          <text:p text:style-name="P10"><text:span text:style-name="Source_20_Text">zipfile</text:span></text:p>
        </text:list-item>
        <text:list-item>
          <text:p text:style-name="P10">timestamps</text:p>
        </text:list-item>
        <text:list-item>
          <text:p text:style-name="P10">folder archiving</text:p>
        </text:list-item>
        <text:list-item>
          <text:p text:style-name="P10">reproducible backup procedure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23:40:09.601347225</meta:creation-date>
    <meta:generator>LibreOffice/25.2.6.2$Linux_X86_64 LibreOffice_project/40d1a0e1d5bdf1afaeae24d9ece32bbb00fa66a4</meta:generator>
    <dc:date>2025-12-04T23:41:40.067446447</dc:date>
    <meta:editing-duration>PT1M31S</meta:editing-duration>
    <meta:editing-cycles>1</meta:editing-cycles>
    <meta:document-statistic meta:table-count="0" meta:image-count="0" meta:object-count="0" meta:page-count="3" meta:paragraph-count="58" meta:word-count="270" meta:character-count="1568" meta:non-whitespace-character-count="1392"/>
  </office:meta>
</office:document-meta>
</file>